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4.61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Valenti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Jeremy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Florent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7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Installation GitHub Et proje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 office:value-type="string" calcext:value-type="string">
            <text:p>Analyse du Proje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Repartition des tach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7" calcext:value-type="float">
            <text:p>17</text:p>
          </table:table-cell>
          <table:table-cell table:style-name="ce50" table:formula="of:=SUM([.F7:.F55])" office:value-type="float" office:value="17" calcext:value-type="float">
            <text:p>17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8mm" svg:height="157.69mm" svg:x="0.46mm" svg:y="0.6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4:24:45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8-26T14:27:39.216000000</dc:date>
    <meta:editing-duration>PT7M32S</meta:editing-duration>
    <meta:editing-cycles>6</meta:editing-cycles>
    <meta:document-statistic meta:table-count="3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